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rsid="001666ff" officeooo:paragraph-rsid="001666ff"/>
    </style:style>
    <style:style style:name="P2" style:family="paragraph" style:parent-style-name="Text_20_body">
      <style:paragraph-properties fo:margin-top="0in" fo:margin-bottom="0in" loext:contextual-spacing="true"/>
      <style:text-properties officeooo:rsid="00177e68" officeooo:paragraph-rsid="00177e68"/>
    </style:style>
    <style:style style:name="P3" style:family="paragraph" style:parent-style-name="Text_20_body">
      <style:paragraph-properties fo:margin-top="0in" fo:margin-bottom="0in" loext:contextual-spacing="true"/>
      <style:text-properties officeooo:rsid="001a5360" officeooo:paragraph-rsid="001a5360"/>
    </style:style>
    <style:style style:name="P4" style:family="paragraph" style:parent-style-name="Text_20_body">
      <style:paragraph-properties fo:margin-top="0in" fo:margin-bottom="0in" loext:contextual-spacing="true"/>
      <style:text-properties officeooo:rsid="001666ff" officeooo:paragraph-rsid="001a5360"/>
    </style:style>
    <style:style style:name="T1" style:family="text">
      <style:text-properties officeooo:rsid="001a53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<text:span text:style-name="T1">est for list views</text:span></text:p>
      <text:p text:style-name="P3">cascading list views</text:p>
      <text:p text:style-name="P3">actionbar items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9T06:22:01.300000000</meta:creation-date>
    <dc:date>2019-10-16T09:20:59.713000000</dc:date>
    <meta:editing-duration>PT6H1M13S</meta:editing-duration>
    <meta:editing-cycles>7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3" meta:word-count="9" meta:character-count="54" meta:non-whitespace-character-count="48"/>
  </office:meta>
</office:document-meta>
</file>